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 fo:break-before="page"/>
    </style:style>
    <style:style style:name="P18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Footer">
      <style:paragraph-properties fo:text-align="center" style:justify-single-word="false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cal Design Document</text:p>
      <text:p text:style-name="P1"/>
      <text:p text:style-name="P1">Fmod Dem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Version: 0.0.0.0</text:p>
      <text:p text:style-name="P19">Created 12/07/2016</text:p>
      <text:p text:style-name="P19">Last Updated: 12/07/2016</text:p>
      <text:p text:style-name="P17">Contents:</text:p>
      <text:p text:style-name="P2"/>
      <text:p text:style-name="P4">1: Executive Summary</text:p>
      <text:list xml:id="list2554185612102018405" text:style-name="L1">
        <text:list-item>
          <text:list>
            <text:list-item>
              <text:p text:style-name="P3">Project Brief</text:p>
            </text:list-item>
            <text:list-item>
              <text:p text:style-name="P3">Technical</text:p>
            </text:list-item>
          </text:list>
        </text:list-item>
      </text:list>
      <text:p text:style-name="P2"/>
      <text:p text:style-name="P4">2: Hardware And Software</text:p>
      <text:list xml:id="list7282728055979247596" text:style-name="L3">
        <text:list-item>
          <text:list>
            <text:list-item>
              <text:p text:style-name="P5"><text:span text:style-name="T2">2D Software</text:span></text:p>
            </text:list-item>
            <text:list-item>
              <text:p text:style-name="P7"><text:span text:style-name="T1">3D Software</text:span></text:p>
            </text:list-item>
            <text:list-item>
              <text:p text:style-name="P7"><text:span text:style-name="T1">Sound Software</text:span></text:p>
            </text:list-item>
            <text:list-item>
              <text:p text:style-name="P7"><text:span text:style-name="T1">Programming</text:span></text:p>
            </text:list-item>
            <text:list-item>
              <text:p text:style-name="P7"><text:span text:style-name="T1">Required Hardware</text:span></text:p>
            </text:list-item>
          </text:list>
        </text:list-item>
      </text:list>
      <text:list xml:id="list26001599986308151" text:style-name="L4">
        <text:list-item>
          <text:list>
            <text:list-item>
              <text:list>
                <text:list-item>
                  <text:p text:style-name="P8"><text:span text:style-name="T1">Minimum</text:span></text:p>
                </text:list-item>
                <text:list-item>
                  <text:p text:style-name="P8"><text:span text:style-name="T1">Recommender for Content Development</text:span></text:p>
                </text:list-item>
              </text:list>
            </text:list-item>
          </text:list>
        </text:list-item>
      </text:list>
      <text:p text:style-name="P6"><text:span text:style-name="T1"/></text:p>
      <text:p text:style-name="P4"><text:span text:style-name="T1">3: Evaluation</text:span></text:p>
      <text:list xml:id="list545143146835666121" text:style-name="L5">
        <text:list-item>
          <text:list>
            <text:list-item>
              <text:p text:style-name="P9"><text:span text:style-name="T1">Engine</text:span></text:p>
            </text:list-item>
            <text:list-item>
              <text:p text:style-name="P9"><text:span text:style-name="T1">Platform</text:span></text:p>
            </text:list-item>
          </text:list>
        </text:list-item>
      </text:list>
      <text:p text:style-name="P6"><text:span text:style-name="T1"/></text:p>
      <text:p text:style-name="P4"><text:span text:style-name="T1">4: Development Plan</text:span></text:p>
      <text:list xml:id="list2153670380976048156" text:style-name="L6">
        <text:list-item>
          <text:list>
            <text:list-item>
              <text:p text:style-name="P10"><text:span text:style-name="T1">Itinerary</text:span></text:p>
            </text:list-item>
            <text:list-item>
              <text:p text:style-name="P10"><text:span text:style-name="T1">Milestones</text:span></text:p>
            </text:list-item>
            <text:list-item>
              <text:p text:style-name="P10"><text:span text:style-name="T1">Project Goals</text:span></text:p>
            </text:list-item>
            <text:list-item>
              <text:p text:style-name="P10"><text:span text:style-name="T1">Finished Product Goals</text:span></text:p>
            </text:list-item>
          </text:list>
        </text:list-item>
      </text:list>
      <text:p text:style-name="P6"><text:span text:style-name="T1"/></text:p>
      <text:p text:style-name="P4"><text:span text:style-name="T1">5: Data Sharing</text:span></text:p>
      <text:list xml:id="list262849179912290335" text:style-name="L7">
        <text:list-item>
          <text:list>
            <text:list-item>
              <text:p text:style-name="P11"><text:span text:style-name="T1">Server Information</text:span></text:p>
            </text:list-item>
          </text:list>
        </text:list-item>
      </text:list>
      <text:p text:style-name="P6"><text:span text:style-name="T1"/></text:p>
      <text:p text:style-name="P4"><text:span text:style-name="T1">6: File Formats</text:span></text:p>
      <text:list xml:id="list1204812585736932540" text:style-name="L8">
        <text:list-item>
          <text:list>
            <text:list-item>
              <text:p text:style-name="P12"><text:span text:style-name="T1">2D</text:span></text:p>
            </text:list-item>
            <text:list-item>
              <text:p text:style-name="P12"><text:span text:style-name="T1">3D</text:span></text:p>
            </text:list-item>
            <text:list-item>
              <text:p text:style-name="P12"><text:span text:style-name="T1">Unity</text:span></text:p>
            </text:list-item>
          </text:list>
        </text:list-item>
      </text:list>
      <text:p text:style-name="P18"><text:span text:style-name="T1">Executive Summary</text:span></text:p>
      <text:p text:style-name="P13"><text:span text:style-name="T1">Project</text:span></text:p>
      <text:p text:style-name="P14"><text:span text:style-name="T1">The project will be a Unity demo showcasing all the different aspects of Fmod's Unity integration.</text:span></text:p>
      <text:p text:style-name="P14"><text:span text:style-name="T1">Such as: Snapshots, scattering, triggers, etc. It has to be developed based on the idea that anybody should be able to get to a certain Fmod feature in the demo, pull it apart, and understand it as clean as they can.</text:span></text:p>
      <text:p text:style-name="P14"><text:span text:style-name="T1"/></text:p>
      <text:p text:style-name="P13"><text:span text:style-name="T1">Technical</text:span></text:p>
      <text:p text:style-name="P14"><text:span text:style-name="T1">The programs that will be used in this assessment by the programmers are:</text:span></text:p>
      <text:p text:style-name="P14"><text:span text:style-name="T1">-Unity</text:span></text:p>
      <text:p text:style-name="P14"><text:span text:style-name="T1">-Visual Studio</text:span></text:p>
      <text:p text:style-name="P14"><text:span text:style-name="T1">-Fmod Studio</text:span></text:p>
      <text:p text:style-name="P14"><text:span text:style-name="T1">-Fmod Unity Integration</text:span></text:p>
      <text:p text:style-name="P14"><text:span text:style-name="T1">-Sublime Text(for shaders)</text:span></text:p>
      <text:p text:style-name="P14"><text:span text:style-name="T1">-SourceTree</text:span></text:p>
      <text:p text:style-name="P14"><text:span text:style-name="T1">-Github/Bitbucket</text:span></text:p>
      <text:p text:style-name="P14"><text:span text:style-name="T1"/></text:p>
      <text:p text:style-name="P14"><text:span text:style-name="T1">The artist will use:</text:span></text:p>
      <text:p text:style-name="P14"><text:span text:style-name="T1">-Maya</text:span></text:p>
      <text:p text:style-name="P14"><text:span text:style-name="T1">-...</text:span></text:p>
      <text:p text:style-name="P14"><text:span text:style-name="T1"/></text:p>
      <text:p text:style-name="P14"><text:span text:style-name="T1">This will be a Unity project and not a build so it will be desktop computers that have Unity 5 or later.</text:span></text:p>
      <text:p text:style-name="P16"><text:span text:style-name="T4"/></text:p>
      <text:p text:style-name="P16"><text:span text:style-name="T1">Hardware And Software</text:span></text:p>
      <text:p text:style-name="P13"><text:span text:style-name="T1">2D Software</text:span></text:p>
      <text:p text:style-name="P15"><text:span text:style-name="T1"/></text:p>
      <text:p text:style-name="P13"><text:span text:style-name="T1">3D Software</text:span></text:p>
      <text:p text:style-name="P15"><text:span text:style-name="T1"/></text:p>
      <text:p text:style-name="P13"><text:span text:style-name="T1">3D Software</text:span></text:p>
      <text:p text:style-name="P15"><text:span text:style-name="T1"/></text:p>
      <text:p text:style-name="P13"><text:span text:style-name="T1">3D Software</text:span></text:p>
      <text:p text:style-name="P15"><text:span text:style-name="T1"/></text:p>
      <text:p text:style-name="P13"><text:span text:style-name="T1">3D Software</text:span></text:p>
      <text:p text:style-name="P15"><text:span text:style-name="T1"/></text:p>
      <text:p text:style-name="P13"><text:span text:style-name="T1">3D Software</text:span></text:p>
      <text:p text:style-name="P15"><text:span text:style-name="T1"/></text:p>
      <text:p text:style-name="P13"><text:span text:style-name="T1">3D Software</text:span></text:p>
      <text:p text:style-name="P15"><text:span text:style-name="T1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5:23:07.42</meta:creation-date>
    <dc:date>2016-07-12T16:11:21.84</dc:date>
    <meta:editing-duration>PT17M4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56" meta:word-count="213" meta:character-count="1251"/>
  </office:meta>
</office:document-meta>
</file>